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dfcc" officeooo:paragraph-rsid="0015dfcc"/>
    </style:style>
    <style:style style:name="P2" style:family="paragraph" style:parent-style-name="Standard">
      <style:text-properties officeooo:rsid="0015dfcc" officeooo:paragraph-rsid="0017cb02"/>
    </style:style>
    <style:style style:name="P3" style:family="paragraph" style:parent-style-name="Standard">
      <style:text-properties officeooo:rsid="0017cb02" officeooo:paragraph-rsid="0017cb02"/>
    </style:style>
    <style:style style:name="T1" style:family="text">
      <style:text-properties officeooo:rsid="0017cb0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- </text:p>
      <text:p text:style-name="P2">Classe é um conjunto de atributos e métodos, <text:span text:style-name="T1">que tem como função dar características e comportamentos ao objeto.</text:span></text:p>
      <text:p text:style-name="P1"/>
      <text:p text:style-name="P3">Objeto é uma instância de uma classe, por exemplo, a classe é o modelo de carro Uno e o objeto é o próprio carro, que pode ser preto, vermelho e etc.</text:p>
      <text:p text:style-name="P3"/>
      <text:p text:style-name="P3">Os atributos são as características de uma classe, elas servem para caracterizar um determinado objeto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4:14:53.300505094</meta:creation-date>
    <meta:editing-duration>PT13M53S</meta:editing-duration>
    <meta:editing-cycles>2</meta:editing-cycles>
    <meta:generator>LibreOffice/5.1.6.2$Linux_X86_64 LibreOffice_project/10m0$Build-2</meta:generator>
    <dc:date>2017-03-29T14:38:49.793125147</dc:date>
    <meta:document-statistic meta:table-count="0" meta:image-count="0" meta:object-count="0" meta:page-count="1" meta:paragraph-count="4" meta:word-count="65" meta:character-count="367" meta:non-whitespace-character-count="305"/>
  </office:meta>
</office:document-meta>
</file>